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201cm" fo:min-width="6.4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201cm" fo:min-width="5.2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201cm" fo:min-width="5.2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01cm" fo:min-width="4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5" svg:width="4.149cm" svg:height="2.202cm" svg:x="0.034cm" svg:y="-0.025cm"><text:p>Check password</text:p><draw:enhanced-geometry svg:viewBox="0 0 21600 21600" draw:type="rectangle" draw:enhanced-path="M 0 0 L 21600 0 21600 21600 0 21600 0 0 Z N"/></draw:custom-shape><draw:custom-shape text:anchor-type="paragraph" draw:z-index="1" draw:name="Shape1_0" draw:style-name="gr4" svg:width="5.25cm" svg:height="2.202cm" svg:x="0.076cm" svg:y="2.981cm"><text:p>Contains symbols?</text:p><draw:enhanced-geometry svg:viewBox="0 0 21600 21600" draw:type="rectangle" draw:enhanced-path="M 0 0 L 21600 0 21600 21600 0 21600 0 0 Z N"/></draw:custom-shape><draw:custom-shape text:anchor-type="paragraph" draw:z-index="2" draw:name="Shape1_1" draw:style-name="gr3" svg:width="5.208cm" svg:height="2.202cm" svg:x="0.161cm" svg:y="6.029cm"><text:p>Contains capital letters?</text:p><draw:enhanced-geometry svg:viewBox="0 0 21600 21600" draw:type="rectangle" draw:enhanced-path="M 0 0 L 21600 0 21600 21600 0 21600 0 0 Z N"/></draw:custom-shape><draw:custom-shape text:anchor-type="paragraph" draw:z-index="3" draw:name="Shape1_2" draw:style-name="gr3" svg:width="5.208cm" svg:height="2.202cm" svg:x="0.224cm" svg:y="8.738cm"><text:p>Contains numbers?</text:p><draw:enhanced-geometry svg:viewBox="0 0 21600 21600" draw:type="rectangle" draw:enhanced-path="M 0 0 L 21600 0 21600 21600 0 21600 0 0 Z N"/></draw:custom-shape><draw:custom-shape text:anchor-type="paragraph" draw:z-index="4" draw:name="Shape1_3" draw:style-name="gr3" svg:width="5.208cm" svg:height="2.202cm" svg:x="0.118cm" svg:y="11.723cm"><text:p>Contains Russian characters?</text:p><draw:enhanced-geometry svg:viewBox="0 0 21600 21600" draw:type="rectangle" draw:enhanced-path="M 0 0 L 21600 0 21600 21600 0 21600 0 0 Z N"/></draw:custom-shape><draw:custom-shape text:anchor-type="paragraph" draw:z-index="5" draw:name="Shape1_4" draw:style-name="gr3" svg:width="5.208cm" svg:height="2.202cm" svg:x="0.118cm" svg:y="14.242cm"><text:p>Contains more than 98 chars?</text:p><draw:enhanced-geometry svg:viewBox="0 0 21600 21600" draw:type="rectangle" draw:enhanced-path="M 0 0 L 21600 0 21600 21600 0 21600 0 0 Z N"/></draw:custom-shape><draw:custom-shape text:anchor-type="paragraph" draw:z-index="6" draw:name="Shape1_5" draw:style-name="gr3" svg:width="5.208cm" svg:height="2.202cm" svg:x="0.118cm" svg:y="17.205cm"><text:p>Contains less than 100 chars?</text:p><draw:enhanced-geometry svg:viewBox="0 0 21600 21600" draw:type="rectangle" draw:enhanced-path="M 0 0 L 21600 0 21600 21600 0 21600 0 0 Z N"/></draw:custom-shape><draw:custom-shape text:anchor-type="paragraph" draw:z-index="7" draw:name="Shape1_6" draw:style-name="gr2" svg:width="6.478cm" svg:height="2.202cm" svg:x="0.076cm" svg:y="20.02cm"><text:p>Does not contain lowercase letters?</text:p><draw:enhanced-geometry svg:viewBox="0 0 21600 21600" draw:type="rectangle" draw:enhanced-path="M 0 0 L 21600 0 21600 21600 0 21600 0 0 Z N"/></draw:custom-shape><draw:line text:anchor-type="paragraph" draw:z-index="8" draw:name="Shape2" draw:style-name="gr1" draw:text-style-name="P1" svg:x1="1.685cm" svg:y1="2.325cm" svg:x2="1.749cm" svg:y2="2.981cm"><text:p/></draw:line><draw:line text:anchor-type="paragraph" draw:z-index="9" draw:name="Shape3" draw:style-name="gr1" draw:text-style-name="P1" svg:x1="5.495cm" svg:y1="4.039cm" svg:x2="7.4cm" svg:y2="4.06cm"><text:p/></draw:line><draw:line text:anchor-type="paragraph" draw:z-index="10" draw:name="Shape4" draw:style-name="gr1" draw:text-style-name="P1" svg:x1="7.696cm" svg:y1="4.019cm" svg:x2="7.802cm" svg:y2="1.669cm"><text:p/></draw:line><draw:line text:anchor-type="paragraph" draw:z-index="11" draw:name="Shape5" draw:style-name="gr1" draw:text-style-name="P1" svg:x1="7.591cm" svg:y1="1.69cm" svg:x2="4.86cm" svg:y2="1.754cm"><text:p/></draw:line><draw:line text:anchor-type="paragraph" draw:z-index="12" draw:name="Shape6" draw:style-name="gr1" draw:text-style-name="P1" svg:x1="4.881cm" svg:y1="1.986cm" svg:x2="4.923cm" svg:y2="2.812cm"><text:p/></draw:line><draw:line text:anchor-type="paragraph" draw:z-index="13" draw:name="Shape7" draw:style-name="gr1" draw:text-style-name="P1" svg:x1="2.34cm" svg:y1="5.373cm" svg:x2="2.298cm" svg:y2="6.029cm"><text:p/></draw:line><draw:line text:anchor-type="paragraph" draw:z-index="14" draw:name="Shape8" draw:style-name="gr1" draw:text-style-name="P1" svg:x1="2.447cm" svg:y1="8.23cm" svg:x2="2.447cm" svg:y2="8.738cm"><text:p/></draw:line><draw:line text:anchor-type="paragraph" draw:z-index="15" draw:name="Shape9" draw:style-name="gr1" draw:text-style-name="P1" svg:x1="2.489cm" svg:y1="10.94cm" svg:x2="2.468cm" svg:y2="11.723cm"><text:p/></draw:line><draw:line text:anchor-type="paragraph" draw:z-index="16" draw:name="Shape10" draw:style-name="gr1" draw:text-style-name="P1" svg:x1="2.531cm" svg:y1="13.924cm" svg:x2="2.489cm" svg:y2="14.242cm"><text:p/></draw:line><draw:line text:anchor-type="paragraph" draw:z-index="17" draw:name="Shape11" draw:style-name="gr1" draw:text-style-name="P1" svg:x1="2.256cm" svg:y1="16.443cm" svg:x2="2.298cm" svg:y2="17.205cm"><text:p/></draw:line><draw:line text:anchor-type="paragraph" draw:z-index="18" draw:name="Shape12" draw:style-name="gr1" draw:text-style-name="P1" svg:x1="2.341cm" svg:y1="19.406cm" svg:x2="2.256cm" svg:y2="20.02cm"><text:p/></draw:line><draw:line text:anchor-type="paragraph" draw:z-index="19" draw:name="Shape13" draw:style-name="gr1" draw:text-style-name="P1" svg:x1="5.368cm" svg:y1="7.066cm" svg:x2="6.723cm" svg:y2="6.939cm"><text:p/></draw:line><draw:line text:anchor-type="paragraph" draw:z-index="20" draw:name="Shape14" draw:style-name="gr1" draw:text-style-name="P1" svg:x1="6.828cm" svg:y1="6.622cm" svg:x2="6.616cm" svg:y2="5.352cm"><text:p/></draw:line><draw:line text:anchor-type="paragraph" draw:z-index="21" draw:name="Shape15" draw:style-name="gr1" draw:text-style-name="P1" svg:x1="6.404cm" svg:y1="5.352cm" svg:x2="5.092cm" svg:y2="5.479cm"><text:p/></draw:line><draw:line text:anchor-type="paragraph" draw:z-index="22" draw:name="Shape16" draw:style-name="gr1" draw:text-style-name="P1" svg:x1="5.092cm" svg:y1="5.627cm" svg:x2="5.092cm" svg:y2="6.029cm"><text:p/></draw:line><draw:line text:anchor-type="paragraph" draw:z-index="23" draw:name="Shape17" draw:style-name="gr1" draw:text-style-name="P1" svg:x1="5.622cm" svg:y1="10.22cm" svg:x2="6.807cm" svg:y2="10.156cm"><text:p/></draw:line><draw:line text:anchor-type="paragraph" draw:z-index="24" draw:name="Shape18" draw:style-name="gr1" draw:text-style-name="P1" svg:x1="6.955cm" svg:y1="10.029cm" svg:x2="6.828cm" svg:y2="8.209cm"><text:p/></draw:line><draw:line text:anchor-type="paragraph" draw:z-index="25" draw:name="Shape19" draw:style-name="gr1" draw:text-style-name="P1" svg:x1="6.575cm" svg:y1="8.273cm" svg:x2="5.114cm" svg:y2="8.379cm"><text:p/></draw:line><draw:line text:anchor-type="paragraph" draw:z-index="26" draw:name="Shape20" draw:style-name="gr1" draw:text-style-name="P1" svg:x1="4.965cm" svg:y1="8.463cm" svg:x2="4.965cm" svg:y2="8.738cm"><text:p/></draw:line><draw:line text:anchor-type="paragraph" draw:z-index="27" draw:name="Shape21" draw:style-name="gr1" draw:text-style-name="P1" svg:x1="5.325cm" svg:y1="12.718cm" svg:x2="6.447cm" svg:y2="12.76cm"><text:p/></draw:line><draw:line text:anchor-type="paragraph" draw:z-index="28" draw:name="Shape22" draw:style-name="gr1" draw:text-style-name="P1" svg:x1="6.468cm" svg:y1="12.612cm" svg:x2="6.32cm" svg:y2="11.257cm"><text:p/></draw:line><draw:line text:anchor-type="paragraph" draw:z-index="29" draw:name="Shape23" draw:style-name="gr1" draw:text-style-name="P1" svg:x1="6.214cm" svg:y1="11.257cm" svg:x2="4.838cm" svg:y2="11.236cm"><text:p/></draw:line><draw:line text:anchor-type="paragraph" draw:z-index="30" draw:name="Shape24" draw:style-name="gr1" draw:text-style-name="P1" svg:x1="4.838cm" svg:y1="11.257cm" svg:x2="4.88cm" svg:y2="11.723cm"><text:p/></draw:line><draw:line text:anchor-type="paragraph" draw:z-index="31" draw:name="Shape25" draw:style-name="gr1" draw:text-style-name="P1" svg:x1="5.325cm" svg:y1="15.427cm" svg:x2="6.553cm" svg:y2="15.258cm"><text:p/></draw:line><draw:line text:anchor-type="paragraph" draw:z-index="32" draw:name="Shape26" draw:style-name="gr1" draw:text-style-name="P1" svg:x1="6.532cm" svg:y1="15.11cm" svg:x2="6.426cm" svg:y2="13.988cm"><text:p/></draw:line><draw:line text:anchor-type="paragraph" draw:z-index="33" draw:name="Shape27" draw:style-name="gr1" draw:text-style-name="P1" svg:x1="6.088cm" svg:y1="14.03cm" svg:x2="5.135cm" svg:y2="14.051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6:25:49.224000000</meta:creation-date>
    <dc:date>2022-01-14T18:24:13.533000000</dc:date>
    <meta:editing-duration>PT1H48M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6.2$Windows_X86_64 LibreOffice_project/0e133318fcee89abacd6a7d077e292f1145735c3</meta:generator>
  </office:meta>
</office:document-meta>
</file>